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Throughput</text:p>
          </table:table-cell>
          <table:table-cell office:value-type="string">
            <text:p>CW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03.46">
            <text:p>1103.46</text:p>
          </table:table-cell>
          <table:table-cell office:value-type="float" office:value="900.43">
            <text:p>900.43</text:p>
          </table:table-cell>
          <table:table-cell office:value-type="float" office:value="804.59">
            <text:p>804.5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63.94">
            <text:p>1163.94</text:p>
          </table:table-cell>
          <table:table-cell office:value-type="float" office:value="892.51">
            <text:p>892.51</text:p>
          </table:table-cell>
          <table:table-cell office:value-type="float" office:value="762.81">
            <text:p>762.8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34.94">
            <text:p>1234.94</text:p>
          </table:table-cell>
          <table:table-cell office:value-type="float" office:value="1011.72">
            <text:p>1011.72</text:p>
          </table:table-cell>
          <table:table-cell office:value-type="float" office:value="783.56">
            <text:p>783.56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325.73">
            <text:p>1325.73</text:p>
          </table:table-cell>
          <table:table-cell office:value-type="float" office:value="1116.16">
            <text:p>1116.16</text:p>
          </table:table-cell>
          <table:table-cell office:value-type="float" office:value="914.22">
            <text:p>914.2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357.96">
            <text:p>1357.96</text:p>
          </table:table-cell>
          <table:table-cell office:value-type="float" office:value="1201.62">
            <text:p>1201.62</text:p>
          </table:table-cell>
          <table:table-cell office:value-type="float" office:value="1094.52">
            <text:p>1094.52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351.4">
            <text:p>1351.4</text:p>
          </table:table-cell>
          <table:table-cell office:value-type="float" office:value="1151.24">
            <text:p>1151.24</text:p>
          </table:table-cell>
          <table:table-cell office:value-type="float" office:value="986.86">
            <text:p>986.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DR</text:p>
          </table:table-cell>
          <table:table-cell office:value-type="string">
            <text:p>CW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6">
            <text:p>0.26</text:p>
          </table:table-cell>
          <table:table-cell office:value-type="float" office:value="0.128">
            <text:p>0.128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272">
            <text:p>0.272</text:p>
          </table:table-cell>
          <table:table-cell office:value-type="float" office:value="0.127">
            <text:p>0.127</text:p>
          </table:table-cell>
          <table:table-cell office:value-type="float" office:value="0.072">
            <text:p>0.07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286">
            <text:p>0.286</text:p>
          </table:table-cell>
          <table:table-cell office:value-type="float" office:value="0.143">
            <text:p>0.143</text:p>
          </table:table-cell>
          <table:table-cell office:value-type="float" office:value="0.073">
            <text:p>0.07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305">
            <text:p>0.305</text:p>
          </table:table-cell>
          <table:table-cell office:value-type="float" office:value="0.156">
            <text:p>0.156</text:p>
          </table:table-cell>
          <table:table-cell office:value-type="float" office:value="0.085">
            <text:p>0.08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311">
            <text:p>0.311</text:p>
          </table:table-cell>
          <table:table-cell office:value-type="float" office:value="0.168">
            <text:p>0.168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.31">
            <text:p>0.31</text:p>
          </table:table-cell>
          <table:table-cell office:value-type="float" office:value="0.16">
            <text:p>0.16</text:p>
          </table:table-cell>
          <table:table-cell office:value-type="float" office:value="0.092">
            <text:p>0.0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18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barasan </meta:initial-creator>
    <meta:creation-date>2011-03-17T17:17:10</meta:creation-date>
    <dc:date>2011-03-17T18:13:44</dc:date>
    <dc:creator>Anbarasan </dc:creator>
    <meta:editing-duration>PT00H56M44S</meta:editing-duration>
    <meta:editing-cycles>6</meta:editing-cycles>
    <meta:generator>OpenOffice.org/3.2$Unix OpenOffice.org_project/320m19$Build-9505</meta:generator>
    <meta:document-statistic meta:table-count="3" meta:cell-count="58" meta:object-count="0"/>
  </office:meta>
</office:document-meta>
</file>